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style:style>
    <style:style style:name="P2" style:family="paragraph" style:parent-style-name="Standard">
      <style:paragraph-properties fo:margin-bottom="0.0972in" fo:margin-left="0.5000in" fo:text-indent="-0.5000in">
        <style:tab-stops>
          <style:tab-stop style:position="0.1528in"/>
          <style:tab-stop style:position="0.5000in"/>
        </style:tab-stops>
      </style:paragraph-properties>
      <style:text-properties style:font-name="Times" fo:font-size="12.0pt"/>
    </style:style>
    <style:style style:name="P3" style:family="paragraph" style:parent-style-name="Standard">
      <style:paragraph-properties fo:margin-bottom="0.1965in"/>
      <style:text-properties style:font-name="Times" fo:font-size="12.0pt"/>
    </style:style>
    <style:style style:name="P4" style:family="paragraph" style:parent-style-name="Standard">
      <style:paragraph-properties fo:margin-bottom="0.0972in" fo:margin-left="1.0000in" fo:text-indent="-1.0000in">
        <style:tab-stops>
          <style:tab-stop style:position="0.6528in"/>
          <style:tab-stop style:position="1.0000in"/>
        </style:tab-stops>
      </style:paragraph-properties>
      <style:text-properties style:font-name="Times" fo:font-size="12.0pt"/>
    </style:style>
    <style:style style:name="P5" style:family="paragraph" style:parent-style-name="Standard">
      <style:paragraph-properties fo:margin-bottom="0.0972in"/>
      <style:text-properties style:font-name="Times" fo:font-size="12.0pt"/>
    </style:style>
    <style:style style:name="P6" style:family="paragraph" style:parent-style-name="Standard">
      <style:text-properties style:font-name="Times" fo:font-size="12.0pt" fo:background-color="#ffd8ce"/>
    </style:style>
    <style:style style:name="P7" style:family="paragraph" style:parent-style-name="Standard">
      <style:text-properties style:font-name="Times" fo:font-size="12.0pt" fo:background-color="#ffff6d"/>
    </style:style>
    <style:style style:name="P8" style:family="paragraph" style:parent-style-name="Standard">
      <style:paragraph-properties fo:margin-left="0.3938in" fo:margin-right="0.3938in"/>
      <style:text-properties style:font-name="Times" fo:font-size="12.0pt"/>
    </style:style>
    <style:style style:name="P9" style:family="paragraph" style:parent-style-name="Standard">
      <style:paragraph-properties fo:margin-right="0.3938in"/>
      <style:text-properties style:font-name="Times" fo:font-size="12.0pt"/>
    </style:style>
    <style:style style:name="P10" style:family="paragraph" style:parent-style-name="Standard">
      <style:paragraph-properties fo:line-height="115%"/>
      <style:text-properties style:font-name="Times" fo:font-size="12.0pt"/>
    </style:style>
    <style:style style:name="P11" style:family="paragraph" style:parent-style-name="Standard">
      <style:paragraph-properties fo:margin-bottom="0.0972in" fo:line-height="115%"/>
      <style:text-properties style:font-name="Times" fo:font-size="12.0pt"/>
    </style:style>
    <style:style style:name="P12" style:family="paragraph" style:parent-style-name="Standard">
      <style:text-properties style:font-name="Times" fo:font-size="14.0pt"/>
    </style:style>
    <style:style style:name="P13"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P14" style:family="paragraph" style:parent-style-name="Standard">
      <style:paragraph-properties fo:line-height="115%"/>
      <style:text-properties style:font-name="Times" fo:font-size="6.0pt"/>
    </style:style>
    <style:style style:name="P15" style:family="paragraph" style:parent-style-name="Standard">
      <style:paragraph-properties fo:margin-bottom="0.1965in" fo:line-height="115%"/>
      <style:text-properties style:font-name="Times" fo:font-size="14.0pt"/>
    </style:style>
    <style:style style:name="P16" style:family="paragraph" style:parent-style-name="Standard">
      <style:paragraph-properties fo:margin-bottom="0.1965in" fo:line-height="115%"/>
      <style:text-properties style:font-name="Times" fo:font-size="18.0pt"/>
    </style:style>
    <style:style style:name="P17" style:family="paragraph" style:parent-style-name="Standard">
      <style:paragraph-properties fo:margin-bottom="0.0972in" fo:margin-left="1.0000in" fo:text-indent="-1.0000in" fo:line-height="115%">
        <style:tab-stops>
          <style:tab-stop style:position="0.6528in"/>
          <style:tab-stop style:position="1.0000in"/>
        </style:tab-stops>
      </style:paragraph-properties>
      <style:text-properties style:font-name="Times" fo:font-size="12.0pt"/>
    </style:style>
    <style:style style:name="P18"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19" style:family="paragraph" style:parent-style-name="Standard">
      <style:paragraph-properties fo:text-align="center"/>
      <style:text-properties style:font-name="Times" fo:font-size="12.0pt" fo:color="#000000"/>
    </style:style>
    <style:style style:name="P20" style:family="paragraph" style:parent-style-name="Standard">
      <style:paragraph-properties fo:text-align="center"/>
      <style:text-properties style:font-name="Times" fo:font-size="8.0pt" fo:color="#000000"/>
    </style:style>
    <style:style style:name="P21" style:family="paragraph" style:parent-style-name="Standard">
      <style:text-properties style:font-name="Times" fo:font-size="8.0pt" fo:color="#000000"/>
    </style:style>
    <style:style style:name="P22" style:family="paragraph" style:parent-style-name="Standard">
      <style:paragraph-properties fo:text-align="center"/>
      <style:text-properties style:font-name="Times" fo:font-size="16.0pt" fo:color="#000000"/>
    </style:style>
    <style:style style:name="P23" style:family="paragraph" style:parent-style-name="Standard">
      <style:text-properties style:font-name="Times" fo:font-size="10.0pt" fo:color="#000000"/>
    </style:style>
    <style:style style:name="P24" style:family="paragraph" style:parent-style-name="Standard">
      <style:paragraph-properties fo:text-align="center"/>
      <style:text-properties style:font-name="Times" fo:font-size="7.0pt"/>
    </style:style>
    <style:style style:name="P25" style:family="paragraph" style:parent-style-name="Standard">
      <style:paragraph-properties fo:text-align="center"/>
      <style:text-properties style:font-name="Times" fo:font-size="12.0pt"/>
    </style:style>
    <style:style style:name="P26" style:family="paragraph" style:parent-style-name="Standard">
      <style:paragraph-properties fo:text-align="center"/>
      <style:text-properties style:font-name="Times" fo:font-size="10.0pt"/>
    </style:style>
    <style:style style:name="P27" style:family="paragraph" style:parent-style-name="Standard">
      <style:paragraph-properties fo:text-align="end"/>
      <style:text-properties style:font-name="Times" fo:font-size="10.0pt"/>
    </style:style>
    <style:style style:name="T1" style:family="text">
      <style:text-properties fo:font-weight="bold" fo:font-weight-asian="bold" fo:font-weight-complex="bold"/>
    </style:style>
    <style:style style:name="T2" style:family="text">
      <style:text-properties style:font-name="Times New Roman"/>
    </style:style>
    <style:style style:name="T3" style:family="text">
      <style:text-properties style:font-name="Apple Symbols"/>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text:list-style style:name="L4">
      <text:list-level-style-number text:level="1" style:num-suffix="." style:num-format="1">
        <style:list-level-properties text:space-before="0.25in" text:min-label-width="0.25in"/>
      </text:list-level-style-number>
    </text:list-style>
  </office:automatic-styles>
  <office:body>
    <office:text>
      <text:p text:style-name="P1"/>
      <text:p text:style-name="P1">-try popups vs check marks</text:p>
      <text:p text:style-name="P1">-in </text:p>
      <text:p text:style-name="P1"/>
      <text:p text:style-name="P1"/>
      <text:p text:style-name="P1"/>
      <text:p text:style-name="P1"/>
      <text:p text:style-name="P1"><text:span text:style-name="T1"><text:tab/>IVs:</text:span></text:p>
      <text:p text:style-name="P1"/>
      <text:p text:style-name="P1">-mentacy belief is continuous -6 to 6 with 0 being Pyrrhic skepticism, suspension of judgment, ataraxia.</text:p>
      <text:p text:style-name="P1"/>
      <text:p text:style-name="P1">Confirmatory hypotheses</text:p>
      <text:list text:style-name="L1">
        <text:list-item>
          <text:p text:style-name="P2">H1: Empathy (and/or Mentacy×Empathy) predicts persistence/altruism, controlling for baseline task appraisal and difficulty.</text:p>
        </text:list-item>
      </text:list>
      <text:p text:style-name="P3">Exploratory aims (explicitly not powered)</text:p>
      <text:list text:style-name="L2">
        <text:list-item>
          <text:p text:style-name="P2">E1: Evaluate anthropomorphization and robot attitudes as candidate predictors:</text:p>
          <text:list>
            <text:list-item>
              <text:p text:style-name="P4">report effect estimates + uncertainty</text:p>
            </text:list-item>
            <text:list-item>
              <text:p text:style-name="P4">assess incremental model fit (e.g., ΔAIC/ΔLOO)</text:p>
            </text:list-item>
            <text:list-item>
              <text:p text:style-name="P4"><text:span text:style-name="T1">no hard accept/reject based on p-values</text:span></text:p>
            </text:list-item>
          </text:list>
        </text:list-item>
      </text:list>
      <text:p text:style-name="P5">That keeps you honest and prevents “we measured it so we had to include it.”</text:p>
      <text:p text:style-name="P1"/>
      <text:p text:style-name="P1"><text:span text:style-name="T1"/></text:p>
      <text:p text:style-name="P1"><text:span text:style-name="T1"><text:tab/>DV:</text:span><text:s/></text:p>
      <text:p text:style-name="P1"/>
      <text:p text:style-name="P1">persistence time as a measurement of altruistic intention. <text:s/>Other relevant factors collected are attempts and successes, but, although persistence time does not perfectly measure altruistic effort, it is the strongest contender of the three factors and is much simpler to analyse and interpret than an artificial composite. <text:s/>The problem with successes alone is that a participant who has great difficulty successfully completing reCAPTCHAs but who makes many attempts might have even more altruistic intention than a participant who easily solves a larger number of reCAPTCHAs. <text:s/>The successful participant, however, might be focused on altruistic success rather than on effort and might make fewer attempts, despite having the same level of altruistic intent. <text:s/>In short, the effort required to solve one reCAPTCHA will vary between participants, complicating any attempt to measure altruistic intention via attempt and/or success counts. <text:s text:c="2"/>Given that participants will have committed beforehand to expending 1 hour on the experiment, time within that hour can be theoretically treated as having more or less equal value to each participant, that is, they would not have committed to spending 1 hour, if they had something much more important to do, so it can be theoretically assumed that differences in the value of time saved by leaving the experiment up to 15 minutes early are trivial. <text:s/>Time does not directly measure altruistic effort, which is variable, but time measures altruistic persistence, which, if slightly weaker, is still a good proxy for altruistic intention. <text:s/>A composite of the persistence and effort would have to combine time, attempts, successes and time per attempt. <text:s/></text:p>
      <text:p text:style-name="P1"/>
      <text:p text:style-name="P1"/>
      <text:p text:style-name="P1"/>
      <text:p text:style-name="P1"/>
      <text:p text:style-name="P1"><text:span text:style-name="T1"><text:tab/>MODELS</text:span></text:p>
      <text:p text:style-name="P1"><text:span text:style-name="T1"/></text:p>
      <text:p text:style-name="P1"><text:span text:style-name="T1">Accelerated Failure Time Model. </text:span>The primary analysis used an accelerated failure time (AFT) model to estimate effects on persistence time. AFT models directly quantify how predictors stretch or compress time and do not require the proportional hazards assumption. Because proportional hazards may be violated in persistence tasks, AFT was selected as the primary model. Power analyses were conducted under a Weibull AFT data-generating process.</text:p>
      <text:p text:style-name="P1"/>
      <text:p text:style-name="P1"><text:span text:style-name="T1"><text:tab/>Primary Confirmatory Model</text:span></text:p>
      <text:p text:style-name="P1">log(Ti​)=β0​ + β1​Empathyi​ + β2​Mentacyi ​+ β3​(Mentacy×Empathy)i + σεi​</text:p>
      <text:p text:style-name="P1"/>
      <text:p text:style-name="P1"><text:span text:style-name="T1"><text:tab/>Competing-explanation / incremental validity:</text:span></text:p>
      <text:p text:style-name="P1"><text:span text:style-name="T1">Do Empathy/Mentacy predict persistence over and above baseline task aversion/difficulty?</text:span></text:p>
      <text:p text:style-name="P1">log(Ti​)=β0​ + β2​Empathyi ​+ β2​Mentacyi​ + β3​(Mentacy×Empathy)i - β4Task_Difficulty + β5Task_Positive_Appraisal + σεi​</text:p>
      <text:p text:style-name="P1"/>
      <text:p text:style-name="P1"><text:tab/><text:span text:style-name="T1">Exploratory</text:span></text:p>
      <text:p text:style-name="P1">log(Ti​)=β0​ + β2​Empathyi ​+ β2​Mentacyi​ + β3​(Mentacy×Empathy)i - β4Task_Difficulty + β5Task_Positive_Appraisal + β6Anthropomorphization + β7GATORS_pos - β8GATORS_neg + σεi​</text:p>
      <text:p text:style-name="P1">Add anthro + GATORS, one block at a time, report incremental value and whether core effects change.</text:p>
      <text:p text:style-name="P1"/>
      <text:p text:style-name="P1"/>
      <text:p text:style-name="P1"/>
      <text:p text:style-name="P1">Other models considered:</text:p>
      <text:p text:style-name="P1"/>
      <text:p text:style-name="P1"><text:span text:style-name="T1">Simple Linear Regression. </text:span><text:s/>Poor modeling, low predictiveness, high likelihood of Type II error due to non-parametric persistence data with an early peak and a long right tail.</text:p>
      <text:p text:style-name="P1"/>
      <text:p text:style-name="P1"><text:span text:style-name="T1">Cox Proportional Hazards Model.</text:span><text:line-break/>The Cox proportional hazards model is commonly used for time-to-event and endurance outcomes, but it relies on the assumption that covariate effects are constant over time. In this context, that assumption implies that if higher empathy reduces the instantaneous probability of quitting by, for example, 25% at an early time point (e.g., after 60 seconds), the same proportional reduction must hold later in the task (e.g., after 600 seconds). This assumption may be implausible for persistence tasks. Participants who persist for long durations despite low empathy are likely driven by motivations unrelated to empathy (e.g., task engagement, competitiveness, or sunk-cost effects), whereas participants initially motivated by empathy may experience increasing fatigue, boredom, or frustration over time. As a result, the contrast between high- and low-empathy participants may diminish or change in form across the task, leading to time-varying effects rather than a stable hazard ratio.</text:p>
      <text:p text:style-name="P1"/>
      <text:p text:style-name="P1"><text:span text:style-name="T1">POWER</text:span></text:p>
      <text:p text:style-name="P1"/>
      <text:p text:style-name="P1">I calculated power for empathy in a model in which empathy was the sole confirmatory factor and for mentacy and interaction as well as empathy in a model with mentacy as a confirmatory factor, as well as empathy.</text:p>
      <text:p text:style-name="P1"/>
      <text:p text:style-name="P1"><text:tab/>Empathy Alone</text:p>
      <text:p text:style-name="P1"/>
      <text:p text:style-name="P1">Simulation parameters were selected to reflect plausible persistence behavior in a low-stakes task. The baseline survival distribution was Weibull with shape = 1.5, corresponding to increasing quit hazard over time due to fatigue or boredom. The baseline scale parameter (300 s) placed typical persistence well below the administrative censoring point (900 s), yielding moderate event rates. The empathy effect was specified as a hazard ratio of 0.75 per standard deviation, corresponding to an approximate 20% increase in persistence time in an accelerated failure time parameterization. These values were chosen to be theoretically meaningful yet conservative relative to prior meta-analytic estimates of empathy–prosocial associations.</text:p>
      <text:p text:style-name="P1"/>
      <text:p text:style-name="P1">So the reasoning in this appended section is not a calculation but a rough comparison based on an understanding of what is big, medium and small in very different types of effect measurements: Why this is reasonable Meta-analytic evidence places empathy–prosocial associations around r ≈ .30–.40. A ~20–30% increase in persistence time is: substantial but not extreme consistent with “motivational boost” rather than transformation It is conservative relative to the upper tail of the literature, especially for a task tightly aligned with prosocial motivation.</text:p>
      <text:p text:style-name="P1"/>
      <text:p text:style-name="P1">Why not smaller (e.g., HR = 0.9)?</text:p>
      <text:list text:style-name="L1">
        <text:list-item>
          <text:p text:style-name="P2">That would imply ~5–7% longer persistence time — likely <text:span text:style-name="T1">too small to be theoretically meaningful</text:span><text:s/>and nearly impossible to power at feasible N.</text:p>
        </text:list-item>
        <text:list-item>
          <text:p text:style-name="P2">If empathy mattered that weakly, the paradigm would arguably lack construct validity.</text:p>
        </text:list-item>
      </text:list>
      <text:p text:style-name="P3">Why not larger (e.g., HR = 0.6)?</text:p>
      <text:list text:style-name="L1">
        <text:list-item>
          <text:p text:style-name="P2">That would imply ~35–40% longer persistence — <text:span text:style-name="T1">plausible in extreme settings</text:span>, but optimistic for a general sample.</text:p>
        </text:list-item>
        <text:list-item>
          <text:p text:style-name="P2">You’re explicitly avoiding optimistic power inflation.</text:p>
        </text:list-item>
      </text:list>
      <text:p text:style-name="P5"><text:span text:style-name="T1">Bottom line:</text:span><text:s/>HR_E = 0.75 encodes a <text:span text:style-name="T1">moderate, theoretically grounded, preregistrable effect</text:span>.</text:p>
      <text:p text:style-name="P1">HR_E=0.75, # 21% longer persistence time per SD of empathy. a moderate, theoretically grounded, preregistrable effect.</text:p>
      <text:p text:style-name="P1">t_cap=900.0, # maximum seconds (15 minutes) Anyone still engaged at 900s is right-censored.</text:p>
      <text:p text:style-name="P1">shape=1.5, # consider boosting to see what happens: shape = 1.0 <text:span text:style-name="T2">→</text:span><text:s/>constant hazard (memoryless); shape &gt; 1.0 <text:span text:style-name="T2">→</text:span><text:s/>increasing hazard (fatigue / boredom)</text:p>
      <text:p text:style-name="P1">scale0=300.0, # persistence when *z-distributed* empathy is at 0 (average empathy, not no empathy) (5 minutes), perhaps too high</text:p>
      <text:p text:style-name="P1"><text:s/>alpha_test=0.05,</text:p>
      <text:p text:style-name="P1"><text:s/>ci_alpha=0.05,</text:p>
      <text:p text:style-name="P1"><text:s/>seed=42,</text:p>
      <text:p text:style-name="P1"><text:s/>robust=True,</text:p>
      <text:p text:style-name="P1"/>
      <text:p text:style-name="P6">n=100 (need to run on the mac to 10,000 or 50,000)</text:p>
      <text:p text:style-name="P6"/>
      <text:p text:style-name="P6"><text:s text:c="5"/>N <text:s/>power_hat <text:s/>power_ci_low_95 <text:s/>... <text:s/>scale0 <text:s/>alpha_test <text:s/>ci_alpha</text:p>
      <text:p text:style-name="P6">0 <text:s text:c="2"/>50 <text:s text:c="6"/>0.53 <text:s text:c="8"/>0.432889 <text:s/>... <text:s text:c="2"/>300.0 <text:s text:c="7"/>0.05 <text:s text:c="5"/>0.05</text:p>
      <text:p text:style-name="P6">1 <text:s text:c="2"/>65 <text:s text:c="6"/>0.62 <text:s text:c="8"/>0.522098 <text:s/>... <text:s text:c="2"/>300.0 <text:s text:c="7"/>0.05 <text:s text:c="5"/>0.05</text:p>
      <text:p text:style-name="P6">2 <text:s text:c="2"/>70 <text:s text:c="6"/>0.62 <text:s text:c="8"/>0.522098 <text:s/>... <text:s text:c="2"/>300.0 <text:s text:c="7"/>0.05 <text:s text:c="5"/>0.05</text:p>
      <text:p text:style-name="P6">3 <text:s text:c="2"/>75 <text:s text:c="6"/>0.70 <text:s text:c="8"/>0.604151 <text:s/>... <text:s text:c="2"/>300.0 <text:s text:c="7"/>0.05 <text:s text:c="5"/>0.05</text:p>
      <text:p text:style-name="P6">4 <text:s/>100 <text:s text:c="6"/>0.80 <text:s text:c="8"/>0.711171 <text:s/>... <text:s text:c="2"/>300.0 <text:s text:c="7"/>0.05 <text:s text:c="5"/>0.05</text:p>
      <text:p text:style-name="P6">5 <text:s/>125 <text:s text:c="6"/>0.89 <text:s text:c="8"/>0.813687 <text:s/>... <text:s text:c="2"/>300.0 <text:s text:c="7"/>0.05 <text:s text:c="5"/>0.05</text:p>
      <text:p text:style-name="P6">6 <text:s/>150 <text:s text:c="6"/>0.89 <text:s text:c="8"/>0.813687 <text:s/>... <text:s text:c="2"/>300.0 <text:s text:c="7"/>0.05 <text:s text:c="5"/>0.05</text:p>
      <text:p text:style-name="P6">AFT time ratio for Empathy (1 SD): 1.332</text:p>
      <text:p text:style-name="P6"><text:span text:style-name="T2">→</text:span><text:s/>Expected persistence time is 33.2% longer per 1 SD increase in Empathy.</text:p>
      <text:p text:style-name="P1"/>
      <text:p text:style-name="P1"/>
      <text:p text:style-name="P1"><text:tab/>Empathy + Mentacy + EmpxMent</text:p>
      <text:p text:style-name="P1"/>
      <text:p text:style-name="P7"><text:s text:c="4"/>nsim=100,</text:p>
      <text:p text:style-name="P7"><text:s text:c="4"/>t_cap=900.0,</text:p>
      <text:p text:style-name="P7"><text:s text:c="4"/>shape=1.5,</text:p>
      <text:p text:style-name="P7"><text:s text:c="4"/>scale0=300.0,</text:p>
      <text:p text:style-name="P7"><text:s text:c="4"/>cor_EM=0.30,</text:p>
      <text:p text:style-name="P7"><text:s text:c="4"/>HR_E=0.75,</text:p>
      <text:p text:style-name="P7"><text:s text:c="4"/>HR_M=0.85,</text:p>
      <text:p text:style-name="P7"><text:s text:c="4"/>HR_EM=0.90,</text:p>
      <text:p text:style-name="P6"/>
      <text:p text:style-name="P6"><text:s text:c="5"/>N <text:s/>power_hat <text:s/>power_ci_low_95 <text:s/>... <text:s/>scale0 <text:s/>alpha_test <text:s/>ci_alpha</text:p>
      <text:p text:style-name="P6">0 <text:s text:c="2"/>50 <text:s text:c="6"/>0.52 <text:s text:c="8"/>0.423166 <text:s/>... <text:s text:c="2"/>300.0 <text:s text:c="7"/>0.05 <text:s text:c="5"/>0.05</text:p>
      <text:p text:style-name="P6">1 <text:s text:c="2"/>65 <text:s text:c="6"/>0.60 <text:s text:c="8"/>0.502003 <text:s/>... <text:s text:c="2"/>300.0 <text:s text:c="7"/>0.05 <text:s text:c="5"/>0.05</text:p>
      <text:p text:style-name="P6">2 <text:s text:c="2"/>70 <text:s text:c="6"/>0.69 <text:s text:c="8"/>0.593739 <text:s/>... <text:s text:c="2"/>300.0 <text:s text:c="7"/>0.05 <text:s text:c="5"/>0.05</text:p>
      <text:p text:style-name="P6">3 <text:s text:c="2"/>75 <text:s text:c="6"/>0.78 <text:s text:c="8"/>0.689296 <text:s/>... <text:s text:c="2"/>300.0 <text:s text:c="7"/>0.05 <text:s text:c="5"/>0.05</text:p>
      <text:p text:style-name="P6">4 <text:s/>100 <text:s text:c="6"/>0.84 <text:s text:c="8"/>0.755797 <text:s/>... <text:s text:c="2"/>300.0 <text:s text:c="7"/>0.05 <text:s text:c="5"/>0.05</text:p>
      <text:p text:style-name="P6">5 <text:s/>125 <text:s text:c="6"/>0.86 <text:s text:c="8"/>0.778628 <text:s/>... <text:s text:c="2"/>300.0 <text:s text:c="7"/>0.05 <text:s text:c="5"/>0.05</text:p>
      <text:p text:style-name="P6">6 <text:s/>150 <text:s text:c="6"/>0.93 <text:s text:c="8"/>0.862505 <text:s/>... <text:s text:c="2"/>300.0 <text:s text:c="7"/>0.05 <text:s text:c="5"/>0.05</text:p>
      <text:p text:style-name="P6"/>
      <text:p text:style-name="P6">[7 rows x 19 columns]</text:p>
      <text:p text:style-name="P6">AFT time ratio for Empathy (1 SD): 1.146</text:p>
      <text:p text:style-name="P6"><text:span text:style-name="T2">→</text:span><text:s/>Expected persistence time is 14.6% longer per 1 SD increase in Empathy.</text:p>
      <text:p text:style-name="P6">AFT time ratio for Mentacy (1 SD): 1.174</text:p>
      <text:p text:style-name="P6"><text:span text:style-name="T2">→</text:span><text:s/>Expected persistence time is 17.4% longer per 1 SD increase in Mentacy.</text:p>
      <text:p text:style-name="P6"/>
      <text:p text:style-name="P6"/>
      <text:p text:style-name="P1">Mentacy nsim=100</text:p>
      <text:p text:style-name="P1"/>
      <text:p text:style-name="P1"/>
      <text:p text:style-name="P6"><text:s text:c="5"/>N <text:s/>power_hat <text:s/>power_ci_low_95 <text:s/>... <text:s/>scale0 <text:s/>alpha_test <text:s/>ci_alpha</text:p>
      <text:p text:style-name="P6">0 <text:s/>200 <text:s text:c="6"/>0.65 <text:s text:c="8"/>0.552544 <text:s/>... <text:s text:c="2"/>300.0 <text:s text:c="7"/>0.05 <text:s text:c="5"/>0.05</text:p>
      <text:p text:style-name="P6">1 <text:s/>250 <text:s text:c="6"/>0.65 <text:s text:c="8"/>0.552544 <text:s/>... <text:s text:c="2"/>300.0 <text:s text:c="7"/>0.05 <text:s text:c="5"/>0.05</text:p>
      <text:p text:style-name="P6">2 <text:s/>300 <text:s text:c="6"/>0.80 <text:s text:c="8"/>0.711171 <text:s/>... <text:s text:c="2"/>300.0 <text:s text:c="7"/>0.05 <text:s text:c="5"/>0.05</text:p>
      <text:p text:style-name="P6">3 <text:s/>350 <text:s text:c="6"/>0.84 <text:s text:c="8"/>0.755797 <text:s/>... <text:s text:c="2"/>300.0 <text:s text:c="7"/>0.05 <text:s text:c="5"/>0.05</text:p>
      <text:p text:style-name="P6">4 <text:s/>400 <text:s text:c="6"/>0.83 <text:s text:c="8"/>0.744520 <text:s/>... <text:s text:c="2"/>300.0 <text:s text:c="7"/>0.05 <text:s text:c="5"/>0.05</text:p>
      <text:p text:style-name="P6"/>
      <text:p text:style-name="P6">[5 rows x 19 columns]</text:p>
      <text:p text:style-name="P6">AFT time ratio for Empathy (1 SD): 1.230</text:p>
      <text:p text:style-name="P6"><text:span text:style-name="T2">→</text:span><text:s/>Expected persistence time is 23.0% longer per 1 SD increase in Empathy.</text:p>
      <text:p text:style-name="P6">AFT time ratio for Mentacy (1 SD): 1.064</text:p>
      <text:p text:style-name="P6"><text:span text:style-name="T2">→</text:span><text:s/>Expected persistence time is 6.4% longer per 1 SD increase in Mentacy at a chosen Empathy level (e.g., Empathy = 0, that is, average in a z-distribution)</text:p>
      <text:p text:style-name="P6"/>
      <text:p text:style-name="P6">AFT time ratio for Mentacy (1 SD): 1.174</text:p>
      <text:p text:style-name="P6"><text:span text:style-name="T2">→</text:span><text:s/>Expected persistence time is 17.4% longer per 1 SD increase in Mentacy.</text:p>
      <text:p text:style-name="P1"/>
      <text:p text:style-name="P1"/>
      <text:p text:style-name="P1"/>
      <text:p text:style-name="P1">gators 4 subscales (continuous); mind attribution (categorical); empathy (continuous); sympathy (continuous); humanisation general tendencies (continuous); humanisation specific tendencies (continuous)</text:p>
      <text:p text:style-name="P1">output: continuous</text:p>
      <text:p text:style-name="P1"/>
      <text:p text:style-name="P1">-online registration</text:p>
      <text:p text:style-name="P1"/>
      <text:p text:style-name="P1"><text:tab/>QUALTRIX DATA</text:p>
      <text:p text:style-name="P1">-online completion of GAToRS</text:p>
      <text:p text:style-name="P1">-online completion of EDAQ</text:p>
      <text:p text:style-name="P1"/>
      <text:p text:style-name="P1">-online date selection</text:p>
      <text:p text:style-name="P1">----</text:p>
      <text:p text:style-name="P1">-consent form</text:p>
      <text:p text:style-name="P1"><text:tab/>PREINTERACTION CAPTCHA DATA</text:p>
      <text:p text:style-name="P1">-pre-interaction captcha task</text:p>
      <text:p text:style-name="P1"><text:tab/>QUESTIONNAIRE DATA</text:p>
      <text:p text:style-name="P1">-captcha task evaluation</text:p>
      <text:p text:style-name="P1"><text:tab/>INTERACTION DATA</text:p>
      <text:p text:style-name="P1">-robot interaction</text:p>
      <text:p text:style-name="P1"><text:tab/>POSTINTERACTION CAPTCHA DATA</text:p>
      <text:p text:style-name="P1">-post-interaction captcha task</text:p>
      <text:p text:style-name="P1"><text:tab/>QUESTIONNAIRE DATA</text:p>
      <text:p text:style-name="P1">-empathy and mentacy belief measures</text:p>
      <text:p text:style-name="P1">-debriefing</text:p>
      <text:p text:style-name="P1"/>
      <text:p text:style-name="P1">780 target bicycles</text:p>
      <text:p text:style-name="P1">1080 distractors: 120 each of bridge, bus, car, chimney, crosswalk, hydrant, palm, stair, traffic light</text:p>
      <text:p text:style-name="P1"/>
      <text:p text:style-name="P1">FINAL DECISIONS:</text:p>
      <text:p text:style-name="P1"/>
      <text:p text:style-name="P1">belief x confidence in belief = confidence in belief in mind (-7 – 7): </text:p>
      <text:p text:style-name="P1"><text:tab/>small SEs, better interaction detection, Less dependence on arbitrary group splits</text:p>
      <text:p text:style-name="P1"><text:tab/>You can say:</text:p>
      <text:p text:style-name="P8">“As belief in the robot’s possession of a mind increased, the effect of empathy on altruistic effort strengthened.”</text:p>
      <text:p text:style-name="P8"/>
      <text:p text:style-name="P9"/>
      <text:p text:style-name="P9">CURRENT MODEL:</text:p>
      <text:p text:style-name="P9"/>
      <text:p text:style-name="P9">Confirmatory hypotheses: main effects of empathy and mentacy_belief_confidence and interaction effect of the two.</text:p>
      <text:p text:style-name="P9">bridge<text:line-break/>Exploratory hypotheses: main effects of positive_attitudes, negative_attitudes and anthropomorphization_tendencies</text:p>
      <text:p text:style-name="P9"/>
      <text:p text:style-name="P9">“All continuous predictors were standardized (z-scored) prior to analysis to aid interpretability and reduce collinearity; only the empathy × belief-in-mind interaction was specified as confirmatory.”</text:p>
      <text:p text:style-name="P9"/>
      <text:p text:style-name="P9">Cox Proportional Hazards Model:<text:line-break/></text:p>
      <text:p text:style-name="P9">h(t<text:span text:style-name="T3">∣</text:span>X)=h0​(t)*exp(β1​*Empathy+ β2​*Mind +β3*​Empathy*Mind + Att_pos + Att_neg + Anthropo)</text:p>
      <text:p text:style-name="P10">where X is a vector of all factor values, h0(t) is baseline chance of quitting at any given time and thus may change over time, and exp mean “e^”.</text:p>
      <text:p text:style-name="P10"/>
      <text:p text:style-name="P11">Assumption: the ratio of hazards for any two participants is constant across time points, that is, if the hazard changes for one over time, then it changes also proportionally for the other.</text:p>
      <text:p text:style-name="P10">POWER</text:p>
      <text:p text:style-name="P10"/>
      <text:p text:style-name="P10">Cox is a fitting model that does not specify baseline hazard, but for simulation purposes the Weibull model, which does specify baseline hazard H0(t), is used.</text:p>
      <text:p text:style-name="P10"/>
      <text:p text:style-name="P12">Cox proportional hazards model</text:p>
      <text:p text:style-name="P11">The Cox model is semi-parametric. It assumes:</text:p>
      <text:p text:style-name="P11">h(t<text:span text:style-name="T3">∣</text:span>X)=h0​(t)exp(β<text:span text:style-name="T3">⊤</text:span>X) </text:p>
      <text:p text:style-name="P11">Crucially:</text:p>
      <text:list text:style-name="L1">
        <text:list-item>
          <text:p text:style-name="P13">h0​(t) (the baseline hazard) is unspecified</text:p>
        </text:list-item>
        <text:list-item>
          <text:p text:style-name="P13">Cox never assumes a particular shape for h0​(t)</text:p>
        </text:list-item>
        <text:list-item>
          <text:p text:style-name="P13">Estimation uses partial likelihood, which depends only on hazard ratios, not on the baseline hazard</text:p>
        </text:list-item>
      </text:list>
      <text:p text:style-name="P11">So Cox is a fitting model, not a fully specified generative model.</text:p>
      <text:p text:style-name="P14"/>
      <text:p text:style-name="P15">Weibull model</text:p>
      <text:p text:style-name="P11">A Weibull model does specify a baseline hazard:</text:p>
      <text:p text:style-name="P11">h0​(t)=λk​(λt​)k−1 </text:p>
      <text:p text:style-name="P11">where:</text:p>
      <text:list text:style-name="L1">
        <text:list-item>
          <text:p text:style-name="P13">k = shape</text:p>
        </text:list-item>
        <text:list-item>
          <text:p text:style-name="P13">λ = scale</text:p>
        </text:list-item>
      </text:list>
      <text:p text:style-name="P11">This is a fully parametric survival distribution.</text:p>
      <text:p text:style-name="P14"/>
      <text:p text:style-name="P16">2. Why Weibull is used in simulation even when fitting Cox</text:p>
      <text:p text:style-name="P11">To simulate survival times, you must specify a baseline hazard. Cox doesn’t give you one, so you have to choose something.</text:p>
      <text:p text:style-name="P11">The Weibull distribution is used because:</text:p>
      <text:list text:style-name="L3">
        <text:list-item>
          <text:p text:style-name="P13">It satisfies proportional hazards<text:line-break/>Weibull is one of the few distributions where PH holds exactly.</text:p>
        </text:list-item>
        <text:list-item>
          <text:p text:style-name="P13">It is flexible</text:p>
          <text:list>
            <text:list-item>
              <text:p text:style-name="P17">k=1: constant hazard (exponential)</text:p>
            </text:list-item>
            <text:list-item>
              <text:p text:style-name="P17">k&gt;1: increasing hazard (fatigue / boredom)</text:p>
            </text:list-item>
            <text:list-item>
              <text:p text:style-name="P17">k&lt;1: decreasing hazard (early dropouts)</text:p>
            </text:list-item>
          </text:list>
        </text:list-item>
        <text:list-item>
          <text:p text:style-name="P13">Cox is consistent under a Weibull baseline<text:line-break/>If the true data-generating process is Weibull PH, Cox will recover the correct βs.</text:p>
        </text:list-item>
      </text:list>
      <text:p text:style-name="P11">So in your simulation:</text:p>
      <text:list text:style-name="L1">
        <text:list-item>
          <text:p text:style-name="P13">Truth: Weibull PH process</text:p>
        </text:list-item>
        <text:list-item>
          <text:p text:style-name="P13">Analysis: Cox PH</text:p>
        </text:list-item>
        <text:list-item>
          <text:p text:style-name="P13">Goal: see whether Cox detects the interaction under realistic conditions</text:p>
        </text:list-item>
      </text:list>
      <text:p text:style-name="P11">That’s exactly how power simulations for Cox are usually done.</text:p>
      <text:p text:style-name="P10"/>
      <text:p text:style-name="P11"/>
      <text:p text:style-name="P9">h0​(t) = baseline likelihood of quitting at a given time</text:p>
      <text:p text:style-name="P9"/>
      <text:p text:style-name="P9">need one or more backup models if assumptions are violated.</text:p>
      <text:p text:style-name="P9"/>
      <text:p text:style-name="P1"/>
      <text:p text:style-name="P1"/>
      <text:p text:style-name="P1">Hurdle models (introduced by Mullahy, 1986) are specifically designed for count or positive continuous outcomes with excess zeros, where the data-generating process involves two stages:</text:p>
      <text:list text:style-name="L4">
        <text:list-item>
          <text:p text:style-name="P18">Binary "hurdle" part: A logistic (or probit) regression modeling the probability of crossing the threshold (P(Y &gt; 0) = engagement, i.e., accepting the task). Here, include all predictors (positive attitudes, negative attitudes, anthropomorphizing tendencies, empathy, mentacy belief as binary 1=yes/0=no, and the empathy × mentacy interaction) to test their effects on the decision to engage. Expected: Positive coefficients (higher probability of acceptance) for positive attitudes, anthropomorphizing, empathy, and mentacy; negative for negative attitudes; positive interaction if empathy boosts engagement more when mentacy is believed. </text:p>
        </text:list-item>
        <text:list-item>
          <text:p text:style-name="P18">Positive part: A truncated regression for the conditional distribution of Y | Y &gt; 0 (effort among engagers), often Poisson or negative binomial (NB) for counts like attempts (to handle overdispersion from individual variability in persistence), or gamma/zero-truncated for continuous metrics like time spent. The truncation ensures no zeros in this part, assuming all engagers produce at least some positive effort. </text:p>
        </text:list-item>
      </text:list>
      <text:p text:style-name="P1">This aligns perfectly with your paradigm:</text:p>
      <text:p text:style-name="P1"/>
      <text:p text:style-name="P1">1. SCATTERPLOTS FOR EACH PREDICTOR AND EACH OUTCOME</text:p>
      <text:p text:style-name="P1">2. CORRELATIONS between each predictor and outcome and other predictors: <text:s/>A CORRELATION MATRIX</text:p>
      <text:p text:style-name="P1">4.3 EXPERIMENT 3: SHIER ALTRUISM PARADIGM (SAP)</text:p>
      <text:p text:style-name="P1">4.3.1 Introduction to the Shier Altruism Paradigm (SAP)</text:p>
      <text:p text:style-name="P1">The SAP is novel paradigm designed to elicit altruistic behaviour from humans towards social robots. <text:s/>Altruistic behaviour towards social robots is theoretically interesting because, while much social interaction with social robots can be represented as playful acceptance of a partly fake situation, plainly altruistic effort, that is, unpleasant and pointless effort, undertaken for the sake of a robot constitutes behavioural and hints at emotional and cognitive succumbence to the illusion of sociomentacy that social robots are designed to create. <text:s/>Such behaviour has been elicited experimentally rarely if ever, so I deem it sufficient in an initial <text:s/>experiment with SAP to see whether an effect exists, how strong it is and how generally participants react to the situation that SAP presents them with. <text:s/>Once altruistic behaviour towards robots has been established as a real phenomenon, situational, emotional and cognitive factors that determine whether people exhibit it and, if they do, how committed they are to it, can be investigated. <text:s/></text:p>
      <text:p text:style-name="P1">4.3.2 Description of SAP</text:p>
      <text:p text:style-name="P1">The Altruism Paradigm has two conditions: baseline and robot.</text:p>
      <text:p text:style-name="P1"><text:tab/>The first and second parts of the SAP baseline condition can be prepended and appended, respectively, to almost any in-person experiment conducted in the Vanman Social Neuroscience Lab. <text:s/>In the first part of the baseline condition the participant is asked to complete a small number captchas and then to rate on a Likert scale how fun the captcha-solving task was. In the second part the participant is informed via screen that, though the experiment is now over, and the participant is free to leave at any time, the participant may stay and solve captchas for any length of time equal to or shorter than the length of time remaining in the scheduled appointment. <text:s/>Immediately after the message is displayed, a captcha will appear on the screen, which the participant can solve. <text:s/>After the participant successfully solves a captcha, another one appears on the screen. <text:s/>If the participant solves captchas until the end of the scheduled appointment, the experimenter will announce that the captcha-solving task is over. <text:s/>The amount of time the participant could have stayed, the amount of time the participant did stay, the number of captchas the participant attempted and the number the participant solved will be recorded. <text:s text:c="2"/></text:p>
      <text:p text:style-name="P1"><text:tab/>In the robot condition, after solving the introductory captchas exactly as in the baseline condition, and being introduced to the experiment, the participant has a conversation with an AI-powered NAO robot programmed to elicit empathy or pity. <text:s/>In the course of the conversation the robot will explain that it is lonely and that it wants to sign up to a web platform that will enable it to socialise with other social robots. <text:s/>The precondition for signing up to the platform, however, is the completion of an unknown but very large number of captchas, the reasoning being not that the robot will be able to solve them by itself but that, to get them all solved, it must demonstrate its social competence by persuading humans to solve the captchas on its behalf. The experimenters, the robot complains, have absolutely refused to solve any captchas themselves, finding the task beneath them, but, as a concession, have okayed letting participants to stay on, once the experiment is over, and solve captchas ad libitum until the full time scheduled for the session has elapsed. <text:s/>After interacting with the robot for 15 minutes, participants will complete the SSPP on a lab computer while the robot looks on silently. <text:s/>At the end of the experiment, just as in the baseline condition, the participant has an opportunity to solve captchas. <text:s/>In the robot condition, however, the robot will look on and plead for the participant to solve more captchas until the participant chooses to leave the room or the almost all the time allotted for the session elapses. <text:s/>Once the participant has left the room, the participant will answer a few Likert questions about the perceived animacy and humanness of the robot, belief in the value of the captcha-solving exercise etc. and will be debriefed. <text:s/></text:p>
      <text:p text:style-name="P1">4.3.3 Pre-Registration</text:p>
      <text:p text:style-name="P1">The description of the experiment and the below hypotheses and predictions will be registered with the Open Science Foundation before analysis of the data commences.</text:p>
      <text:p text:style-name="P1">4.3.4 Conduct of the Experiment</text:p>
      <text:p text:style-name="P1">The experiment will be conducted in the Vanman Social Neuroscience Lab at UQ St. Lucia. <text:s/>60 participants will be recruited from the student pool.</text:p>
      <text:p text:style-name="P1">4.4.4 Hypotheses and Predictions</text:p>
      <text:p text:style-name="P1">Hypothesis 1: A non-trivial percentage of the population consists of people sufficiently sociable and manipulable to be induced to do something self-disadvantageous on behalf of an HSR with whom they have had a positive interaction.</text:p>
      <text:p text:style-name="P1">Hypothesis 2: same as 4.2.5 – Hypothesis 2</text:p>
      <text:p text:style-name="P1">Hypothesis 3: People who humanise HSRs are more likely than those who resist humanising HRS to behave altruistically to their own disadvantage on behalf of an HSR with whom they have had a recent positive social interaction.</text:p>
      <text:p text:style-name="P1">Prediction 1 (cf. Hypothesis 1): A t-test will reveal that participants in the robot condition will solve more captchas than participants in the baseline condition.</text:p>
      <text:p text:style-name="P1">Prediction 2 (cf. Hypothesis 2): same as 4.2.5 – Prediction 5</text:p>
      <text:p text:style-name="P1">Prediction 3 (cf. Hypothesis 3): A regression analysis will reveal that participants who, according to the SSPP, have a stronger tendency to humanise the NAO HSR will solve more captchas than those with a weaker such tendency.</text:p>
      <text:p text:style-name="P1"/>
      <text:p text:style-name="P1"/>
      <text:p text:style-name="P1"/>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9">Possible Outcomes and Interpretations of An Experiment in Inducing Costly Altruism on Behalf of an hSR</text:p>
          </table:table-cell>
        </table:table-row>
        <table:table-row>
          <table:table-cell table:style-name="TableCell1">
            <text:p text:style-name="P20">SOCIAL TREATMENT</text:p>
          </table:table-cell>
          <table:table-cell table:style-name="TableCell1">
            <text:p text:style-name="P20">HUMANISING ATTITUDES</text:p>
          </table:table-cell>
          <table:table-cell table:style-name="TableCell1">
            <text:p text:style-name="P20">MENTALISING BELIEFS</text:p>
          </table:table-cell>
          <table:table-cell table:style-name="TableCell1">
            <text:p text:style-name="P20">INTERPRETATION</text:p>
            <text:p text:style-name="P21"/>
          </table:table-cell>
          <table:table-cell table:style-name="TableCell1">
            <text:p text:style-name="P20">CASA APPLIES?</text:p>
          </table:table-cell>
          <table:table-cell table:style-name="TableCell1">
            <text:p text:style-name="P20">COSTLY ALTRUISM PREDICTED?</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may be charming but is not compelling. Humanising treatment is an efficient way to operate the hSR and/or a fun way to interact with it.</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strong enough to trigger natural social responses but does not compel belief. If extreme enough, responses will conflict with the belief that the hSR is not sociomentate.</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compelling, but the hSR is regarded as alien. It is accorded respectful treatment in deference to its perceived status as an authentic sociomentate entity.</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text:p>
          </table:table-cell>
          <table:table-cell table:style-name="TableCell1">
            <text:p text:style-name="P22">+</text:p>
          </table:table-cell>
          <table:table-cell table:style-name="TableCell1">
            <text:p text:style-name="P22">+</text:p>
          </table:table-cell>
          <table:table-cell table:style-name="TableCell1">
            <text:p text:style-name="P23">The illusion of sociomentacy is compelling, and the hSR is accepted as genuinely humanlike.</text:p>
          </table:table-cell>
          <table:table-cell table:style-name="TableCell1">
            <text:p text:style-name="P22">-</text:p>
          </table:table-cell>
          <table:table-cell table:style-name="TableCell1">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not compelling at all. The hSR is regarded as a dull machine with which it is not worthwhile to engage.</text:p>
          </table:table-cell>
          <table:table-cell table:style-name="TableCell1">
            <text:p text:style-name="P22">-</text:p>
          </table:table-cell>
          <table:table-cell table:style-name="TableCell1">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strong enough to trigger natural social impulses, but these are inhibited by a stronger belief that the hSR is not sociomentate and that it does not merit humanising treatment.</text:p>
          </table:table-cell>
          <table:table-cell table:style-name="TableCell1">
            <text:p text:style-name="P22">-</text:p>
          </table:table-cell>
          <table:table-cell table:style-name="TableCell1">
            <text:p text:style-name="P22">-</text:p>
          </table:table-cell>
        </table:table-row>
        <table:table-row>
          <table:table-cell table:style-name="TableCell1">
            <text:p text:style-name="P22">-</text:p>
          </table:table-cell>
          <table:table-cell table:style-name="TableCell1">
            <text:p text:style-name="P22">-</text:p>
          </table:table-cell>
          <table:table-cell table:style-name="TableCell1">
            <text:p text:style-name="P22">+</text:p>
          </table:table-cell>
          <table:table-cell table:style-name="TableCell1">
            <text:p text:style-name="P23">The illusion of sociomentacy is compelling, but the hSR is perceived as alien, unsympathetic, and perhaps even threatening and is treated accordingly.</text:p>
          </table:table-cell>
          <table:table-cell table:style-name="TableCell1">
            <text:p text:style-name="P22">-</text:p>
          </table:table-cell>
          <table:table-cell table:style-name="TableCell1">
            <text:p text:style-name="P22">-</text:p>
          </table:table-cell>
        </table:table-row>
      </table:table>
      <text:p text:style-name="P1">APPENDIX A</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4">STANDARD CATEGORY</text:p>
          </table:table-cell>
          <table:table-cell table:style-name="TableCell1">
            <text:p text:style-name="P24">ENTITY</text:p>
            <text:p text:style-name="P24"/>
          </table:table-cell>
          <table:table-cell table:style-name="TableCell1">
            <text:p text:style-name="P24">BODY</text:p>
            <text:p text:style-name="P24">?</text:p>
            <text:p text:style-name="P25"/>
          </table:table-cell>
          <table:table-cell table:style-name="TableCell1">
            <text:p text:style-name="P24">MOTORISED BODY PARTS</text:p>
            <text:p text:style-name="P24">?</text:p>
            <text:p text:style-name="P25"/>
          </table:table-cell>
          <table:table-cell table:style-name="TableCell1">
            <text:p text:style-name="P24"/>
            <text:p text:style-name="P24">ROBOT</text:p>
            <text:p text:style-name="P24">?</text:p>
            <text:p text:style-name="P24"/>
          </table:table-cell>
          <table:table-cell table:style-name="TableCell1">
            <text:p text:style-name="P24">COMMUNICATES WITH HUMANS</text:p>
            <text:p text:style-name="P24">?</text:p>
          </table:table-cell>
          <table:table-cell table:style-name="TableCell1">
            <text:p text:style-name="P24">TYPICALLY ELICITS SOCIAL RESPONSES FROM HUMANS</text:p>
            <text:p text:style-name="P24">?</text:p>
          </table:table-cell>
          <table:table-cell table:style-name="TableCell1">
            <text:p text:style-name="P24">BEHAVES AS IF SOCIOMENTATE</text:p>
            <text:p text:style-name="P24">?</text:p>
          </table:table-cell>
          <table:table-cell table:style-name="TableCell1">
            <text:p text:style-name="P24">SOCIAL ROBOT</text:p>
            <text:p text:style-name="P24">?</text:p>
            <text:p text:style-name="P24"/>
          </table:table-cell>
        </table:table-row>
        <table:table-row>
          <table:table-cell table:style-name="TableCell1">
            <text:p text:style-name="P26">automaton</text:p>
          </table:table-cell>
          <table:table-cell table:style-name="TableCell1">
            <text:p text:style-name="P27">von Kemeplen’s Mechanical Turk</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laptop</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barely</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cell phon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barely</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highly intelligent talking cub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computer program</text:p>
          </table:table-cell>
          <table:table-cell table:style-name="TableCell1">
            <text:p text:style-name="P27">HAL 9000 (<text:span text:style-name="T4">2001: A Space Odyssey</text:span>)</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home device</text:p>
          </table:table-cell>
          <table:table-cell table:style-name="TableCell1">
            <text:p text:style-name="P27">AI-powered conversational alarm clock</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puppet</text:p>
          </table:table-cell>
          <table:table-cell table:style-name="TableCell1">
            <text:p text:style-name="P27">string puppet controlled by puppetmaster</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puppet</text:p>
          </table:table-cell>
          <table:table-cell table:style-name="TableCell1">
            <text:p text:style-name="P27">motorised puppet controlled by puppetmaster</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an expressive, talking robot face projected onto a mannequin</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robot vacuum</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simple collective robo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theme park animatro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teleoperated robotic arm</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complex collective robo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C3P0 (<text:span text:style-name="T4">Star Wa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R2D2 (<text:span text:style-name="T4">Star Wa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the Terminator (<text:span text:style-name="T4">The Terminator</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Data (<text:span text:style-name="T4">Star Trek: Next Generation</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Kisme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iRat (intelligent Rat Animal Technology)</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optimized Nao without AI</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Optimus Prime (<text:span text:style-name="T4">Transforme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sex doll</text:p>
          </table:table-cell>
          <table:table-cell table:style-name="TableCell1">
            <text:p text:style-name="P27">RealDoll</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sex doll</text:p>
          </table:table-cell>
          <table:table-cell table:style-name="TableCell1">
            <text:p text:style-name="P27">RealDollx</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statue</text:p>
          </table:table-cell>
          <table:table-cell table:style-name="TableCell1">
            <text:p text:style-name="P27">idol in a templ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 from believer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squeaky rubber ducky</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Optimus Prime converting action figure (<text:span text:style-name="T4">Transformers</text:span>)</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wind-up scene toy</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5"/>
            <text:p text:style-name="P24">STANDARD CATEGORY</text:p>
          </table:table-cell>
          <table:table-cell table:style-name="TableCell1">
            <text:p text:style-name="P25"/>
            <text:p text:style-name="P24">ENTITY</text:p>
            <text:p text:style-name="P24"/>
          </table:table-cell>
          <table:table-cell table:style-name="TableCell1">
            <text:p text:style-name="P25"/>
            <text:p text:style-name="P24">BODY</text:p>
            <text:p text:style-name="P24">?</text:p>
            <text:p text:style-name="P25"/>
          </table:table-cell>
          <table:table-cell table:style-name="TableCell1">
            <text:p text:style-name="P25"/>
            <text:p text:style-name="P25"/>
            <text:p text:style-name="P24">MOTORISED BODY PARTS</text:p>
            <text:p text:style-name="P24">?</text:p>
            <text:p text:style-name="P25"/>
          </table:table-cell>
          <table:table-cell table:style-name="TableCell1">
            <text:p text:style-name="P24"/>
            <text:p text:style-name="P24">ROBOT</text:p>
            <text:p text:style-name="P24">?</text:p>
            <text:p text:style-name="P24"/>
          </table:table-cell>
          <table:table-cell table:style-name="TableCell1">
            <text:p text:style-name="P25"/>
            <text:p text:style-name="P24">COMMUNICATES WITH HUMANS</text:p>
            <text:p text:style-name="P24">?</text:p>
          </table:table-cell>
          <table:table-cell table:style-name="TableCell1">
            <text:p text:style-name="P25"/>
            <text:p text:style-name="P24">TYPICALLY ELICITS SOCIAL RESPONSES FROM HUMANS</text:p>
            <text:p text:style-name="P24">?</text:p>
          </table:table-cell>
          <table:table-cell table:style-name="TableCell1">
            <text:p text:style-name="P25"/>
            <text:p text:style-name="P24">TRIES TO BEHAVE AS IF SOCIOMENTATE</text:p>
            <text:p text:style-name="P24">?</text:p>
          </table:table-cell>
          <table:table-cell table:style-name="TableCell1">
            <text:p text:style-name="P24"/>
            <text:p text:style-name="P24">SOCIAL ROBOT</text:p>
            <text:p text:style-name="P24">?</text:p>
            <text:p text:style-name="P24"/>
          </table:table-cell>
        </table:table-row>
        <table:table-row>
          <table:table-cell table:style-name="TableCell1">
            <text:p text:style-name="P26">toy</text:p>
          </table:table-cell>
          <table:table-cell table:style-name="TableCell1">
            <text:p text:style-name="P27">walking wind-up toy</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remote-controlled car</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Teddy Bear</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baby doll without mechanic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baby doll with crying sound effect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Good Guy doll possessed by the soul of Charles Lee Ray (<text:span text:style-name="T4">Child’s Pla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Luvabella baby doll</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Good Guy doll (<text:span text:style-name="T4">Child’s Pla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Reborn doll</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Tickle-me Elm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ransmission device</text:p>
          </table:table-cell>
          <table:table-cell table:style-name="TableCell1">
            <text:p text:style-name="P27">Amazon Ech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Megazord (<text:span text:style-name="T4">Mighty Morphin Power Rangers</text:span>)</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somewhat</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Waymo taxi</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barely</text:p>
          </table:table-cell>
          <table:table-cell table:style-name="TableCell1">
            <text:p text:style-name="P26">barely</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the Discovery spacecraft controlled by HAL 9000 (<text:span text:style-name="T4">2001: A Space Odysse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web AI</text:p>
          </table:table-cell>
          <table:table-cell table:style-name="TableCell1">
            <text:p text:style-name="P27">ChatGPT</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685.3</meta:generator>
  </office:meta>
</office:document-meta>
</file>